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bdings1" svg:font-family="Webdings" style:font-family-generic="system" style:font-pitch="variable"/>
  </office:font-face-decls>
  <office:automatic-styles>
    <style:style style:name="P1" style:family="paragraph" style:parent-style-name="Standard">
      <style:text-properties officeooo:rsid="0005aa85" officeooo:paragraph-rsid="0005aa85"/>
    </style:style>
    <style:style style:name="P2" style:family="paragraph" style:parent-style-name="Standard">
      <style:paragraph-properties fo:margin-left="0.5in" fo:margin-right="0in" fo:text-indent="0in" style:auto-text-indent="false"/>
      <style:text-properties officeooo:paragraph-rsid="000ddb68"/>
    </style:style>
    <style:style style:name="P3" style:family="paragraph" style:parent-style-name="Normal_20__28_Web_29_">
      <style:paragraph-properties fo:margin-left="0.5in" fo:margin-right="0in" fo:margin-top="0in" fo:margin-bottom="0in" loext:contextual-spacing="false" fo:text-indent="0in" style:auto-text-indent="false"/>
    </style:style>
    <style:style style:name="P4" style:family="paragraph" style:parent-style-name="List_20_Paragraph">
      <style:paragraph-properties fo:margin-left="1in" fo:margin-right="0in" fo:text-indent="0in" style:auto-text-indent="false"/>
    </style:style>
    <style:style style:name="P5" style:family="paragraph" style:parent-style-name="Normal_20__28_Web_29_">
      <style:paragraph-properties fo:margin-top="0in" fo:margin-bottom="0in" loext:contextual-spacing="false"/>
    </style:style>
    <style:style style:name="P6" style:family="paragraph" style:parent-style-name="Normal_20__28_Web_29_">
      <style:paragraph-properties fo:margin-top="0in" fo:margin-bottom="0in" loext:contextual-spacing="false"/>
      <style:text-properties fo:font-weight="bold" style:font-weight-asian="bold"/>
    </style:style>
    <style:style style:name="P7" style:family="paragraph" style:parent-style-name="Normal_20__28_Web_29_">
      <style:paragraph-properties fo:margin-top="0in" fo:margin-bottom="0in" loext:contextual-spacing="false"/>
      <style:text-properties officeooo:paragraph-rsid="00156d03"/>
    </style:style>
    <style:style style:name="P8" style:family="paragraph" style:parent-style-name="Normal_20__28_Web_29_">
      <style:paragraph-properties fo:margin-top="0in" fo:margin-bottom="0in" loext:contextual-spacing="false"/>
      <style:text-properties officeooo:paragraph-rsid="001ef38e"/>
    </style:style>
    <style:style style:name="P9" style:family="paragraph" style:parent-style-name="Normal_20__28_Web_29_">
      <style:paragraph-properties fo:margin-top="0in" fo:margin-bottom="0in" loext:contextual-spacing="false"/>
      <style:text-properties officeooo:rsid="0019c3ab" officeooo:paragraph-rsid="001ef38e"/>
    </style:style>
    <style:style style:name="P10" style:family="paragraph" style:parent-style-name="List_20_Paragraph">
      <style:text-properties officeooo:rsid="000ddb68" officeooo:paragraph-rsid="000ddb68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ef38e" officeooo:paragraph-rsid="001ef38e"/>
    </style:style>
    <style:style style:name="P12" style:family="paragraph" style:parent-style-name="Standard" style:list-style-name="WWNum4">
      <style:text-properties officeooo:paragraph-rsid="0005aa85"/>
    </style:style>
    <style:style style:name="P13" style:family="paragraph" style:parent-style-name="Standard" style:list-style-name="WWNum4">
      <style:text-properties officeooo:rsid="00156d03" officeooo:paragraph-rsid="00156d03"/>
    </style:style>
    <style:style style:name="P14" style:family="paragraph" style:parent-style-name="Standard" style:list-style-name="WWNum4">
      <style:text-properties officeooo:rsid="0005aa85" officeooo:paragraph-rsid="0005aa85"/>
    </style:style>
    <style:style style:name="P15" style:family="paragraph" style:parent-style-name="Standard" style:list-style-name="WWNum4">
      <style:text-properties officeooo:rsid="00170fd9" officeooo:paragraph-rsid="00170fd9"/>
    </style:style>
    <style:style style:name="P16" style:family="paragraph" style:parent-style-name="Standard" style:list-style-name="WWNum4">
      <style:text-properties officeooo:rsid="001796d3" officeooo:paragraph-rsid="001796d3"/>
    </style:style>
    <style:style style:name="P17" style:family="paragraph" style:parent-style-name="Standard" style:list-style-name="WWNum1"/>
    <style:style style:name="P18" style:family="paragraph" style:parent-style-name="Standard" style:list-style-name="WWNum1">
      <style:text-properties officeooo:paragraph-rsid="000ddb68"/>
    </style:style>
    <style:style style:name="P19" style:family="paragraph" style:parent-style-name="Standard" style:list-style-name="WWNum1">
      <style:text-properties officeooo:paragraph-rsid="000b944e"/>
    </style:style>
    <style:style style:name="P20" style:family="paragraph" style:parent-style-name="Standard" style:list-style-name="WWNum1">
      <style:text-properties officeooo:paragraph-rsid="0011f429"/>
    </style:style>
    <style:style style:name="P21" style:family="paragraph" style:parent-style-name="Standard" style:list-style-name="WWNum1">
      <style:text-properties officeooo:paragraph-rsid="000f53d6"/>
    </style:style>
    <style:style style:name="P22" style:family="paragraph" style:parent-style-name="Standard" style:list-style-name="WWNum1">
      <style:text-properties officeooo:rsid="0019c3ab" officeooo:paragraph-rsid="0019c3ab"/>
    </style:style>
    <style:style style:name="P23" style:family="paragraph" style:parent-style-name="Standard" style:list-style-name="WWNum1">
      <style:text-properties officeooo:rsid="000ddb68" officeooo:paragraph-rsid="000ddb68"/>
    </style:style>
    <style:style style:name="P24" style:family="paragraph" style:parent-style-name="Standard" style:list-style-name="WWNum1">
      <style:text-properties officeooo:rsid="000ddb68" officeooo:paragraph-rsid="000f53d6"/>
    </style:style>
    <style:style style:name="P25" style:family="paragraph" style:parent-style-name="Standard" style:list-style-name="WWNum1">
      <style:text-properties style:font-name="Webdings" officeooo:paragraph-rsid="000ddb68" style:font-name-asian="Webdings1" style:font-name-complex="Webdings1"/>
    </style:style>
    <style:style style:name="P26" style:family="paragraph" style:parent-style-name="Standard" style:list-style-name="WWNum1">
      <style:text-properties style:font-name="Webdings" officeooo:rsid="00135b24" officeooo:paragraph-rsid="000f53d6" style:font-name-asian="Webdings1" style:font-name-complex="Webdings1"/>
    </style:style>
    <style:style style:name="P27" style:family="paragraph" style:parent-style-name="Standard" style:list-style-name="WWNum1">
      <style:text-properties officeooo:rsid="001ef38e" officeooo:paragraph-rsid="001ef38e"/>
    </style:style>
    <style:style style:name="P28" style:family="paragraph" style:parent-style-name="Standard" style:list-style-name="WWNum4">
      <style:paragraph-properties fo:margin-top="0in" fo:margin-bottom="0in" loext:contextual-spacing="false"/>
      <style:text-properties officeooo:paragraph-rsid="00156d03"/>
    </style:style>
    <style:style style:name="P29" style:family="paragraph" style:parent-style-name="Normal_20__28_Web_29_" style:master-page-name="Standard">
      <style:paragraph-properties fo:margin-top="0in" fo:margin-bottom="0in" loext:contextual-spacing="false" style:page-number="auto"/>
    </style:style>
    <style:style style:name="P30" style:family="paragraph" style:parent-style-name="Normal_20__28_Web_29_" style:list-style-name="WWNum7">
      <style:paragraph-properties fo:margin-top="0in" fo:margin-bottom="0in" loext:contextual-spacing="false"/>
    </style:style>
    <style:style style:name="P31" style:family="paragraph" style:parent-style-name="Normal_20__28_Web_29_" style:list-style-name="WWNum4">
      <style:paragraph-properties fo:margin-top="0in" fo:margin-bottom="0in" loext:contextual-spacing="false"/>
      <style:text-properties officeooo:rsid="001796d3" officeooo:paragraph-rsid="00156d03"/>
    </style:style>
    <style:style style:name="P32" style:family="paragraph" style:parent-style-name="Normal_20__28_Web_29_" style:list-style-name="WWNum4">
      <style:paragraph-properties fo:margin-top="0in" fo:margin-bottom="0in" loext:contextual-spacing="false"/>
      <style:text-properties officeooo:rsid="001796d3" officeooo:paragraph-rsid="001796d3"/>
    </style:style>
    <style:style style:name="P33" style:family="paragraph" style:parent-style-name="Normal_20__28_Web_29_" style:list-style-name="WWNum4">
      <style:paragraph-properties fo:margin-top="0in" fo:margin-bottom="0in" loext:contextual-spacing="false"/>
      <style:text-properties officeooo:rsid="00156d03" officeooo:paragraph-rsid="00156d03"/>
    </style:style>
    <style:style style:name="P34" style:family="paragraph" style:parent-style-name="Normal_20__28_Web_29_" style:list-style-name="WWNum4">
      <style:paragraph-properties fo:margin-top="0in" fo:margin-bottom="0in" loext:contextual-spacing="false"/>
      <style:text-properties officeooo:rsid="00039ea9" officeooo:paragraph-rsid="00156d03"/>
    </style:style>
    <style:style style:name="P35" style:family="paragraph" style:parent-style-name="List_20_Paragraph" style:list-style-name="WWNum11"/>
    <style:style style:name="P36" style:family="paragraph" style:parent-style-name="List_20_Paragraph" style:list-style-name="WWNum9"/>
    <style:style style:name="P37" style:family="paragraph" style:parent-style-name="List_20_Paragraph" style:list-style-name="WWNum9">
      <style:text-properties officeooo:paragraph-rsid="0018dd06"/>
    </style:style>
    <style:style style:name="P38" style:family="paragraph" style:parent-style-name="List_20_Paragraph" style:list-style-name="WWNum9">
      <style:text-properties officeooo:paragraph-rsid="00193a25"/>
    </style:style>
    <style:style style:name="P39" style:family="paragraph" style:parent-style-name="List_20_Paragraph" style:list-style-name="WWNum9">
      <style:text-properties officeooo:rsid="0005aa85" officeooo:paragraph-rsid="0018dd06"/>
    </style:style>
    <style:style style:name="P40" style:family="paragraph" style:parent-style-name="List_20_Paragraph" style:list-style-name="WWNum8">
      <style:text-properties officeooo:rsid="0005aa85" officeooo:paragraph-rsid="0005aa85"/>
    </style:style>
    <style:style style:name="P41" style:family="paragraph" style:parent-style-name="List_20_Paragraph" style:list-style-name="WWNum9">
      <style:text-properties officeooo:rsid="0018dd06" officeooo:paragraph-rsid="0018dd06"/>
    </style:style>
    <style:style style:name="P42" style:family="paragraph" style:parent-style-name="List_20_Paragraph" style:list-style-name="WWNum9">
      <style:text-properties officeooo:rsid="00193a25" officeooo:paragraph-rsid="00193a25"/>
    </style:style>
    <style:style style:name="P43" style:family="paragraph" style:parent-style-name="List_20_Paragraph" style:list-style-name="WWNum9">
      <style:text-properties officeooo:rsid="00193a25" officeooo:paragraph-rsid="001fc94a"/>
    </style:style>
    <style:style style:name="P44" style:family="paragraph" style:parent-style-name="List_20_Paragraph" style:list-style-name="WWNum8">
      <style:text-properties officeooo:rsid="000b944e" officeooo:paragraph-rsid="000c6e10"/>
    </style:style>
    <style:style style:name="P45" style:family="paragraph" style:parent-style-name="List_20_Paragraph" style:list-style-name="WWNum8">
      <style:text-properties officeooo:rsid="000ddb68" officeooo:paragraph-rsid="000ddb68"/>
    </style:style>
    <style:style style:name="P46" style:family="paragraph" style:parent-style-name="List_20_Paragraph" style:list-style-name="WWNum8">
      <style:text-properties officeooo:rsid="000c6e10" officeooo:paragraph-rsid="000ddb68"/>
    </style:style>
    <style:style style:name="P47" style:family="paragraph" style:parent-style-name="List_20_Paragraph" style:list-style-name="WWNum8">
      <style:text-properties officeooo:rsid="001bb24a" officeooo:paragraph-rsid="001bb24a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officeooo:rsid="0020ae9b" officeooo:paragraph-rsid="0020ae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2ec" style:font-weight-asian="bold" style:font-weight-complex="bold"/>
    </style:style>
    <style:style style:name="T3" style:family="text">
      <style:text-properties fo:font-weight="bold" officeooo:rsid="0005aa85" style:font-weight-asian="bold" style:font-weight-complex="bold"/>
    </style:style>
    <style:style style:name="T4" style:family="text">
      <style:text-properties fo:font-weight="bold" officeooo:rsid="0014cd8d" style:font-weight-asian="bold" style:font-weight-complex="bold"/>
    </style:style>
    <style:style style:name="T5" style:family="text">
      <style:text-properties style:font-name="Webdings" style:font-name-asian="Webdings1" style:font-name-complex="Webdings1"/>
    </style:style>
    <style:style style:name="T6" style:family="text">
      <style:text-properties officeooo:rsid="0005aa85"/>
    </style:style>
    <style:style style:name="T7" style:family="text">
      <style:text-properties officeooo:rsid="000b944e"/>
    </style:style>
    <style:style style:name="T8" style:family="text">
      <style:text-properties officeooo:rsid="000c6e10"/>
    </style:style>
    <style:style style:name="T9" style:family="text">
      <style:text-properties officeooo:rsid="000ddb68"/>
    </style:style>
    <style:style style:name="T10" style:family="text">
      <style:text-properties officeooo:rsid="0011f429"/>
    </style:style>
    <style:style style:name="T11" style:family="text">
      <style:text-properties officeooo:rsid="0014cd8d"/>
    </style:style>
    <style:style style:name="T12" style:family="text">
      <style:text-properties officeooo:rsid="00156d03"/>
    </style:style>
    <style:style style:name="T13" style:family="text">
      <style:text-properties officeooo:rsid="00170fd9"/>
    </style:style>
    <style:style style:name="T14" style:family="text">
      <style:text-properties officeooo:rsid="001796d3"/>
    </style:style>
    <style:style style:name="T15" style:family="text">
      <style:text-properties officeooo:rsid="0018dd06"/>
    </style:style>
    <style:style style:name="T16" style:family="text">
      <style:text-properties officeooo:rsid="001ef38e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none" style:text-line-through-type="none" officeooo:rsid="001fc94a"/>
    </style:style>
    <style:style style:name="T19" style:family="text">
      <style:text-properties fo:color="#ff3333"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CS466 Lab </text:span><text:span text:style-name="T2">7</text:span><text:span text:style-name="T1"> – </text:span><text:span text:style-name="T2">Motor </text:span><text:span text:style-name="T4">Servo</text:span><text:span text:style-name="T1">.</text:span></text:p>
      <text:p text:style-name="P5"><text:span text:style-name="T11">Final</text:span> lab, Due Midnight, <text:span text:style-name="T11">May 3</text:span></text:p>
      <text:p text:style-name="P6"/>
      <text:p text:style-name="P5"><text:span text:style-name="T1">Notes</text:span>: <text:s/></text:p>
      <text:list xml:id="list5581073260746713657" text:style-name="WWNum7">
        <text:list-item>
          <text:p text:style-name="P30">This lab will require <text:span text:style-name="T11">two</text:span> Tiva boards, I highly recommend that you work with a partner.</text:p>
        </text:list-item>
        <text:list-item>
          <text:p text:style-name="P30">This lab requires the use of an H-Bridge motor Driver <text:span text:style-name="T11">we have the boards in the lab</text:span>. </text:p>
          <text:p text:style-name="P30"/>
        </text:list-item>
      </text:list>
      <text:p text:style-name="P7">Objective:</text:p>
      <text:list xml:id="list7228207084848889859" text:style-name="WWNum4">
        <text:list-item>
          <text:p text:style-name="P13">Learn how software PID control can be used to implement motor servos. </text:p>
          <text:p text:style-name="P28"/>
        </text:list-item>
      </text:list>
      <text:p text:style-name="P5"><text:span text:style-name="T14">Requirements</text:span>: </text:p>
      <text:list xml:id="list163252426953523" text:continue-numbering="true" text:style-name="WWNum4">
        <text:list-item>
          <text:p text:style-name="P31">Remote control slave motor system that will use a basic PID control algorithm to seek motor position given from a simple master. <text:s/></text:p>
        </text:list-item>
        <text:list-item>
          <text:p text:style-name="P32">Only the SPI connections and Ground (don’t forget ground) are allowed between the master and slave. <text:s/>You can share the !RESET signal also if you want.</text:p>
        </text:list-item>
        <text:list-item>
          <text:p text:style-name="P31">The list of positions (encoder tics from zero) will be stored on the master TIVA and delivered to the slave TIVA for action using the SPI/Register methods that we have been implementing in labs 4 and 5</text:p>
          <text:list>
            <text:list-item>
              <text:p text:style-name="P32">[435, 870, 1305, 1740, 3480, 5220, -5220, -3480, 0]</text:p>
            </text:list-item>
          </text:list>
        </text:list-item>
        <text:list-item>
          <text:p text:style-name="P33">Pressing SW1 will cause the Master TIVA to write registers in the slave that cause the slave controller to drive the motor to a specific position.</text:p>
        </text:list-item>
        <text:list-item>
          <text:p text:style-name="P34">The master board contains the SW1 and SW2 user interface.</text:p>
        </text:list-item>
        <text:list-item>
          <text:p text:style-name="P34">Design, Implement and demonstrate a master-slave system to match requirements.</text:p>
        </text:list-item>
        <text:list-item>
          <text:p text:style-name="P14">The goal of the design is to have two switches on the <text:span text:style-name="T9">control panel (master board) <text:s/>access registers on the slave board to implement a simple user interface for motor control.</text:span></text:p>
          <text:list>
            <text:list-item>
              <text:p text:style-name="P14">SW1 – <text:span text:style-name="T12">Start/Next</text:span></text:p>
              <text:list>
                <text:list-item>
                  <text:p text:style-name="P13">Initially you will set the motor to a known ‘zero’ position and press start. <text:s/><text:span text:style-name="T13">On Start the Master LED will turn green.</text:span></text:p>
                </text:list-item>
                <text:list-item>
                  <text:p text:style-name="P15">Subsequent presses will seek the positions stored in the actual list.</text:p>
                </text:list-item>
                <text:list-item>
                  <text:p text:style-name="P15">If the end of the list is reached continue to the start of the list.</text:p>
                </text:list-item>
              </text:list>
            </text:list-item>
            <text:list-item>
              <text:p text:style-name="P14">SW2 – <text:span text:style-name="T12">Prior</text:span></text:p>
              <text:list>
                <text:list-item>
                  <text:p text:style-name="P15">Nothing if SW1 not pressed first.</text:p>
                </text:list-item>
                <text:list-item>
                  <text:p text:style-name="P15">Sequence in the list in the opposite manner as SW1, moving backwards in the list</text:p>
                </text:list-item>
                <text:list-item>
                  <text:p text:style-name="P15">If decrementing past the beginning of the list continue from the last element.</text:p>
                </text:list-item>
              </text:list>
            </text:list-item>
            <text:list-item>
              <text:p text:style-name="P15">SW1+SW2 – <text:span text:style-name="T14">Motor </text:span>Off</text:p>
              <text:list>
                <text:list-item>
                  <text:p text:style-name="P15">If both buttons are presses for 500ms put the motor in an un-powered state and turn on master red LED.</text:p>
                </text:list-item>
              </text:list>
            </text:list-item>
            <text:list-item>
              <text:p text:style-name="P15">LED-Green</text:p>
              <text:list>
                <text:list-item>
                  <text:p text:style-name="P15">Hybrid heartbeat monitor. <text:s/>It should beat at a 10% duty cycle if both master and slave heartbeats are updating. <text:s/>If slave stops reporting switch to 90% duty cycle.. <text:s text:c="2"/><text:span text:style-name="T14">If the Master heartbeat stops it should stop.</text:span></text:p>
                </text:list-item>
              </text:list>
            </text:list-item>
            <text:list-item>
              <text:p text:style-name="P15">LED-Red</text:p>
              <text:list>
                <text:list-item>
                  <text:p text:style-name="P15">Solid when the system is started and ready for a start button.</text:p>
                </text:list-item>
                <text:list-item>
                  <text:p text:style-name="P15"><text:span text:style-name="T14">Rapid-</text:span>Blink on any SW1 <text:span text:style-name="T14">press and remain blinking until the motor position has settled within 20 encoder ticks of setting</text:span></text:p>
                </text:list-item>
                <text:list-item>
                  <text:p text:style-name="P16"><text:soft-page-break/>Off indicates that the motor has settled at it’s destination and ready for a position switch.</text:p>
                </text:list-item>
              </text:list>
            </text:list-item>
          </text:list>
        </text:list-item>
      </text:list>
      <text:p text:style-name="P1"/>
      <text:list xml:id="list163252875242584" text:continue-numbering="true" text:style-name="WWNum4">
        <text:list-item>
          <text:p text:style-name="P14">The Motors will be driven by 12VDC. <text:s/>Direction/Torque will be given by imposing a PWM and Direction system.</text:p>
        </text:list-item>
        <text:list-item>
          <text:p text:style-name="P14">The firmware watchdog should be running on both master and slave and if encountered shut down the motors. <text:s/>If the master hangs it should reset and initialize the remote SPI registers with a power off indication.</text:p>
          <text:p text:style-name="P12"/>
        </text:list-item>
        <text:list-item>
          <text:p text:style-name="P12">Slave <text:span text:style-name="T15">Register</text:span> Specification <text:span text:style-name="T6">(leveraged and extended from Lab5)</text:span>:</text:p>
        </text:list-item>
      </text:list>
      <text:list xml:id="list8170652550230043975" text:style-name="WWNum11">
        <text:list-item>
          <text:list>
            <text:list-item>
              <text:p text:style-name="P35">The slave will use a 2 byte command sequence for all operations.</text:p>
              <text:list>
                <text:list-item>
                  <text:p text:style-name="P35">Byte 1, is organized as 2, 4 bit fields. <text:s/></text:p>
                  <text:list>
                    <text:list-item>
                      <text:p text:style-name="P35">Bits 4-7: Command</text:p>
                      <text:list>
                        <text:list-item>
                          <text:p text:style-name="P35">0x0b is defined as a write</text:p>
                        </text:list-item>
                        <text:list-item>
                          <text:p text:style-name="P35">0x0a is defined as a read</text:p>
                        </text:list-item>
                        <text:list-item>
                          <text:p text:style-name="P35">0x0c is a special test command that will hang the slave in a while(1); behavior.. <text:s/>We will send this when we want to test the slave watchdog.</text:p>
                        </text:list-item>
                        <text:list-item>
                          <text:p text:style-name="P35">All other patterns are reserved for future use</text:p>
                        </text:list-item>
                      </text:list>
                    </text:list-item>
                    <text:list-item>
                      <text:p text:style-name="P35">Bits 0-3: Register Address of a device 8 bit register</text:p>
                    </text:list-item>
                  </text:list>
                </text:list-item>
                <text:list-item>
                  <text:p text:style-name="P35">Byte 2, is always register data either to be written in the case of a write or to be read in the case of read.</text:p>
                  <text:list>
                    <text:list-item>
                      <text:p text:style-name="P35">Special consideration must be taken into account on a read operation to have correct MISO data reg-MSB on the data line when the master raises the clock line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6039660938752857941" text:style-name="WWNum9">
        <text:list-item>
          <text:p text:style-name="P36">This Slave will contain <text:span text:style-name="T3">???</text:span> registers <text:span text:style-name="T6">(was 3 in Lab 5)</text:span></text:p>
          <text:list>
            <text:list-item>
              <text:p text:style-name="P39">MOTOR_POS_0</text:p>
            </text:list-item>
            <text:list-item>
              <text:p text:style-name="P39">MOTOR_POS_8</text:p>
            </text:list-item>
            <text:list-item>
              <text:p text:style-name="P37"><text:span text:style-name="T6">MOTOR_POS_1</text:span>6</text:p>
            </text:list-item>
            <text:list-item>
              <text:p text:style-name="P37"><text:span text:style-name="T6">MOTOR_POS_2</text:span>4</text:p>
              <text:list>
                <text:list-item>
                  <text:p text:style-name="P37">8 bit Read/Write registers</text:p>
                </text:list-item>
                <text:list-item>
                  <text:p text:style-name="P37">Address is 0, 1, 2, 3</text:p>
                </text:list-item>
                <text:list-item>
                  <text:p text:style-name="P39">the 32 bit value <text:span text:style-name="T15">comprised of these numbers represents the current position of the motor.</text:span></text:p>
                </text:list-item>
                <text:list-item>
                  <text:p text:style-name="P41">This value needs to be requested via CMD_REG as it’s unlikely you’re be able to follow a live encoder value. <text:s/>The sequence will be write CMD_REG[GET_MOTOR_POS] then read these four bytes and reassemble the position on the Master.</text:p>
                  <text:p text:style-name="P37"/>
                </text:list-item>
              </text:list>
            </text:list-item>
            <text:list-item>
              <text:p text:style-name="P39">MOTOR_CMD_0</text:p>
            </text:list-item>
            <text:list-item>
              <text:p text:style-name="P39">MOTOR_CMD_8</text:p>
            </text:list-item>
            <text:list-item>
              <text:p text:style-name="P37"><text:span text:style-name="T6">MOTOR_CMD_1</text:span>6</text:p>
            </text:list-item>
            <text:list-item>
              <text:p text:style-name="P37"><text:span text:style-name="T6">MOTOR_CMD_2</text:span>4</text:p>
              <text:list>
                <text:list-item>
                  <text:p text:style-name="P37">8 bit Read/Write registers</text:p>
                </text:list-item>
                <text:list-item>
                  <text:p text:style-name="P37">Address is <text:span text:style-name="T15">4, 5, 6, 7</text:span></text:p>
                </text:list-item>
                <text:list-item>
                  <text:p text:style-name="P39">the 32 bit value <text:span text:style-name="T15">is the position the Master wants the slave to seek. <text:s/>The command sequence is to first update these four registers then write a bit to CMD_REG[SET_MOTOR_POS].</text:span></text:p>
                  <text:p text:style-name="P39"/>
                </text:list-item>
              </text:list>
            </text:list-item>
            <text:list-item>
              <text:p text:style-name="P42"><text:soft-page-break/>CMD_REG</text:p>
              <text:list>
                <text:list-item>
                  <text:p text:style-name="P42">8 bit write only register. <text:s/>Reading is undefined and could return garbage.</text:p>
                </text:list-item>
                <text:list-item>
                  <text:p text:style-name="P42">Address is <text:span text:style-name="T19">0x10</text:span><text:span text:style-name="T17"> </text:span><text:span text:style-name="T18">10 <text:s/>(0x0A)</text:span></text:p>
                </text:list-item>
                <text:list-item>
                  <text:p text:style-name="P42">Writing a bit to individual fields in this register will cause actions by the slave</text:p>
                </text:list-item>
                <text:list-item>
                  <text:p text:style-name="P42">BIT0: GET_MOTOR_POS (LSB)</text:p>
                  <text:list>
                    <text:list-item>
                      <text:p text:style-name="P42">Will copy the current 32 bit encoder position reading into the 4 single byte MOTOR_POS_[x] registers</text:p>
                    </text:list-item>
                  </text:list>
                </text:list-item>
                <text:list-item>
                  <text:p text:style-name="P42">BIT1: SET_MOTOR_POS</text:p>
                  <text:list>
                    <text:list-item>
                      <text:p text:style-name="P42">Will copy the data in the 4 MOTOR_CMD[x] registers into the PID motor setpoint.</text:p>
                      <text:p text:style-name="P42"/>
                    </text:list-item>
                  </text:list>
                </text:list-item>
              </text:list>
            </text:list-item>
            <text:list-item>
              <text:p text:style-name="P42">STAT_REG</text:p>
              <text:list>
                <text:list-item>
                  <text:p text:style-name="P42">8 bit read only register. <text:s/>Writing is undefined and not recommended</text:p>
                </text:list-item>
                <text:list-item>
                  <text:p text:style-name="P43">Address is <text:span text:style-name="T19">0x11</text:span> <text:span text:style-name="T18">11 <text:s/>(0x0A)</text:span></text:p>
                </text:list-item>
                <text:list-item>
                  <text:p text:style-name="P42">Status codes </text:p>
                  <text:list>
                    <text:list-item>
                      <text:p text:style-name="P42">0-127 System Running Status</text:p>
                      <text:list>
                        <text:list-item>
                          <text:p text:style-name="P42">0 – READY</text:p>
                        </text:list-item>
                        <text:list-item>
                          <text:p text:style-name="P42">1 – SEEK</text:p>
                        </text:list-item>
                        <text:list-item>
                          <text:p text:style-name="P42">...Others? (Be sure to document)</text:p>
                        </text:list-item>
                      </text:list>
                    </text:list-item>
                    <text:list-item>
                      <text:p text:style-name="P42">128-256 – ERRORS (Make sure you document what <text:s/>errors you support)</text:p>
                    </text:list-item>
                  </text:list>
                  <text:p text:style-name="P38"/>
                </text:list-item>
              </text:list>
            </text:list-item>
          </text:list>
        </text:list-item>
      </text:list>
      <text:p text:style-name="Standard"/>
      <text:p text:style-name="Standard">Prior To Lab:</text:p>
      <text:list xml:id="list2029233565518463845" text:style-name="WWNum8">
        <text:list-item>
          <text:p text:style-name="P40">Take time to read and understand the requirements and what the system will do.</text:p>
        </text:list-item>
        <text:list-item>
          <text:p text:style-name="P44">Review the <text:span text:style-name="T8">PID Controller Wiki </text:span><text:a xlink:type="simple" xlink:href="https://en.wikipedia.org/wiki/PID_controller" text:style-name="Internet_20_link" text:visited-style-name="Visited_20_Internet_20_Link"><text:span text:style-name="T8">https://en.wikipedia.org/wiki/PID_controller</text:span></text:a></text:p>
        </text:list-item>
        <text:list-item>
          <text:p text:style-name="P45">Review the Servomechanism Wiki <text:a xlink:type="simple" xlink:href="https://en.wikipedia.org/wiki/Servomechanism" text:style-name="Internet_20_link" text:visited-style-name="Visited_20_Internet_20_Link">https://en.wikipedia.org/wiki/Servomechanism</text:a></text:p>
        </text:list-item>
        <text:list-item>
          <text:p text:style-name="P46">Review the L298N Board Info Document <text:span text:style-name="T9">(L298N_Board_Info.pdf)</text:span></text:p>
        </text:list-item>
        <text:list-item>
          <text:p text:style-name="P47">Because we are short on time I have provided motor and PWM code. <text:s/>Look first at the header files to see what each module exposes. <text:s/><text:span text:style-name="T16">Spend enough time to see what the motor.c and pwm.c do. </text:span>Note that you<text:span text:style-name="T16">r</text:span> application need only include motor.h.</text:p>
        </text:list-item>
        <text:list-item>
          <text:p text:style-name="P47">You will need to modify the files and/or your connections to match modules with your confiugurations.</text:p>
        </text:list-item>
      </text:list>
      <text:p text:style-name="P10"/>
      <text:p text:style-name="P3"/>
      <text:p text:style-name="P9">How I would progress, </text:p>
      <text:p text:style-name="P9"><text:tab/>Either start with 1-3 or skip them for now until you get the positional control running.</text:p>
      <text:p text:style-name="P8"/>
      <text:list xml:id="list3823611146769807234" text:style-name="WWNum1">
        <text:list-item>
          <text:p text:style-name="P17"><text:span text:style-name="T5"></text:span> Connect 4 SPI wires from your master to slave Tiva boards <text:span text:style-name="T6">and make sure that your lab5 is working. <text:s/>Slow-down your master somewhat so that there is timing headroom. <text:s/>With the Slave running the position encoder the SPI state machine will be fighting for interrupt bandwidth.</text:span></text:p>
          <text:list>
            <text:list-item>
              <text:p text:style-name="P22">The Master code is quite simple and completed quickly</text:p>
            </text:list-item>
            <text:list-item>
              <text:p text:style-name="P22">The slave code should report via serial what any new command is</text:p>
              <text:p text:style-name="P18"/>
            </text:list-item>
          </text:list>
        </text:list-item>
        <text:list-item>
          <text:p text:style-name="P19"><text:span text:style-name="T5"></text:span> <text:span text:style-name="T7">Setup the lab6 work on the Slave board so that you can monitor motor encoder position. </text:span></text:p>
          <text:list>
            <text:list-item>
              <text:p text:style-name="P23">We will be running both position interrupts and SPI interrupts concurrently, Which should be a higher priority?</text:p>
            </text:list-item>
            <text:list-item>
              <text:p text:style-name="P22">Refer to ARM Infocenter for data on how to prioritize interrupts.</text:p>
            </text:list-item>
          </text:list>
        </text:list-item>
      </text:list>
      <text:p text:style-name="P2"><text:soft-page-break/></text:p>
      <text:list xml:id="list163252153223472" text:continue-numbering="true" text:style-name="WWNum1">
        <text:list-item>
          <text:p text:style-name="P18"><text:span text:style-name="T5"></text:span> Setup your slave <text:span text:style-name="T7">and master </text:span>board<text:span text:style-name="T7">s</text:span> so that you have a green heartbeat light flashing for now.</text:p>
          <text:p text:style-name="P25"/>
        </text:list-item>
        <text:list-item>
          <text:p text:style-name="P20"><text:span text:style-name="T5"></text:span> <text:span text:style-name="T10">I have provided a motor.c/motor.h API that uses another provided PWM API. You will need to drive the integer ‘static int32_t _encoder’ with the quadrature encoder you constructed in Lab 6 <text:s/>If you want to use your own encoder, just remove or #ifdef mine out.</text:span></text:p>
          <text:p text:style-name="P20"/>
        </text:list-item>
        <text:list-item>
          <text:p text:style-name="P18"><text:span text:style-name="T5"></text:span> <text:span text:style-name="T9">Allocate additional GPIO's off your master and slave for connection to the driver board. <text:s/>You will need two controllable GPIO's for position and the single line for the PWM signal</text:span></text:p>
          <text:p text:style-name="P18"/>
        </text:list-item>
        <text:list-item>
          <text:p text:style-name="P21"><text:span text:style-name="T5"></text:span> <text:span text:style-name="T9">Verify that all your GPIO's and PWM signal can operate independent of each other. </text:span></text:p>
          <text:list>
            <text:list-item>
              <text:p text:style-name="P24">This has been problematic in the past. <text:s/>Make sure on a scope that all your signals are producing your expected output.</text:p>
              <text:p text:style-name="P24"/>
            </text:list-item>
          </text:list>
        </text:list-item>
        <text:list-item>
          <text:p text:style-name="P27"><text:span text:style-name="T5"></text:span> Using a simple loop in your Slave board that sequences through 2 or three motor positions once per 5 seconds or so until you get the PID tuned. <text:s/>I did not provide valid PID tuning parameters.</text:p>
          <text:list>
            <text:list-header>
              <text:p text:style-name="P26"/>
            </text:list-header>
          </text:list>
        </text:list-item>
      </text:list>
      <text:p text:style-name="List_20_Paragraph"/>
      <text:p text:style-name="P48">Be sure to writeup your lab according to the lab format handou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bdings1" svg:font-family="Web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mw-headlin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language-asian="ar" style:country-asian="SA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3752in" fo:margin-right="0.4374in" style:writing-mode="lr-tb" style:layout-grid-color="#c0c0c0" style:layout-grid-lines="21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466 LAB 01</dc:title>
    <meta:initial-creator>Miller Lowe</meta:initial-creator>
    <meta:editing-cycles>15</meta:editing-cycles>
    <meta:print-date>2014-01-15T23:44:00</meta:print-date>
    <meta:creation-date>2016-02-10T21:34:00</meta:creation-date>
    <dc:date>2018-04-26T16:32:20.867759625</dc:date>
    <meta:editing-duration>PT7H26M34S</meta:editing-duration>
    <meta:generator>LibreOffice/5.1.6.2$Linux_X86_64 LibreOffice_project/10m0$Build-2</meta:generator>
    <meta:document-statistic meta:table-count="0" meta:image-count="0" meta:object-count="0" meta:page-count="4" meta:paragraph-count="107" meta:word-count="1359" meta:character-count="7392" meta:non-whitespace-character-count="618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